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8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9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0" style:family="paragraph" style:parent-style-name="Standard" style:list-style-name="L4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7062374642033790750" text:style-name="L1">
        <text:list-item>
          <text:p text:style-name="P6">10:09 <text:s/>uphill</text:p>
        </text:list-item>
        <text:list-item>
          <text:p text:style-name="P6"><text:s text:c="2"/>8:49 <text:s/>downhill</text:p>
        </text:list-item>
        <text:list-item>
          <text:p text:style-name="P6"><text:s text:c="2"/>8:05 <text:s/>downhill</text:p>
        </text:list-item>
        <text:list-item>
          <text:p text:style-name="P6">10:37 <text:s/>uphill</text:p>
        </text:list-item>
        <text:list-item>
          <text:p text:style-name="P6"><text:s text:c="2"/>9:48 <text:s/>uphill</text:p>
        </text:list-item>
        <text:list-item>
          <text:p text:style-name="P6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2052921745532511536" text:style-name="L2">
        <text:list-item>
          <text:p text:style-name="P8">1:42.3 <text:tab/>5. <text:s/>1:39.6</text:p>
        </text:list-item>
      </text:list>
      <text:list xml:id="list6878907731137105906" text:style-name="L3">
        <text:list-item>
          <text:p text:style-name="P9">1:43.3<text:tab/><text:tab/>6. <text:s/>1:38.3</text:p>
        </text:list-item>
        <text:list-item>
          <text:p text:style-name="P9">1:46.0<text:tab/><text:tab/>7. <text:s/>1:39.1</text:p>
        </text:list-item>
        <text:list-item>
          <text:p text:style-name="P9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5"><text:soft-page-break/>I feel like I need a couple of weeks of recovery before starting to seriously train for an ultra in the fall.</text:p>
      <text:p text:style-name="P4"/>
      <text:p text:style-name="P4">Sat 7/30/16: <text:span text:style-name="T1">3 miles</text:span></text:p>
      <text:p text:style-name="P4">I walked and ran 3 miles. <text:s/>I walked ¼ mile and ran ¼ mile and then repeated until the end. I was running and walking fairly quickly and averaged 11:51/mi</text:p>
      <text:p text:style-name="P4"/>
      <text:p text:style-name="P4">Sun 7/31/16: <text:span text:style-name="T1">3 miles</text:span></text:p>
      <text:p text:style-name="P4">I ran 3 miles on hilly roads and averaged 10:55/mi. <text:s/>I kept my pulse under 126. Most of the time it was under 120.</text:p>
      <text:p text:style-name="P4"/>
      <text:p text:style-name="P4">Mon 8/1/16: <text:span text:style-name="T1">3 miles</text:span></text:p>
      <text:p text:style-name="P4">I ran 3 miles on hilly roads and averaged 10:38/mi. <text:s/>I kept my pulse under 131. Most of the time it was under 120.</text:p>
      <text:p text:style-name="P4"/>
      <text:p text:style-name="P4">Tues 8/2/16: <text:span text:style-name="T1">3 miles</text:span></text:p>
      <text:p text:style-name="P4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4"/>
      <text:p text:style-name="P4">Wed 8/3/16: <text:span text:style-name="T1">3</text:span> <text:span text:style-name="T1">miles</text:span></text:p>
      <text:p text:style-name="P4">I ran 3 miles on hilly roads and grass in 29:59.</text:p>
      <text:p text:style-name="P4"/>
      <text:p text:style-name="P4">Thurs 8/4/16: <text:span text:style-name="T1">3 miles</text:span></text:p>
      <text:p text:style-name="P4">I ran on the Allegheny track and ran 3 miles in 29:56.</text:p>
      <text:p text:style-name="P4"><text:s text:c="8"/>Splits <text:s text:c="6"/>Pulse at the end of each mile</text:p>
      <text:list xml:id="list7632270456598827675" text:style-name="L4">
        <text:list-item>
          <text:p text:style-name="P10">9:58<text:tab/><text:tab/>124</text:p>
        </text:list-item>
        <text:list-item>
          <text:p text:style-name="P10">9:59<text:tab/><text:tab/>130 </text:p>
        </text:list-item>
        <text:list-item>
          <text:p text:style-name="P10">9:59<text:tab/><text:tab/>134</text:p>
        </text:list-item>
      </text:list>
      <text:p text:style-name="P4">I walked slowly after running and after 1 minutes my pulse was 113 bpm and after 3 minutes it was 89 bpm. <text:s/>134 bpm is 79% of maximum.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04T10:24:59.80</dc:date>
    <dc:creator>James Lombardi</dc:creator>
    <meta:editing-duration>PT14H26M53S</meta:editing-duration>
    <meta:editing-cycles>113</meta:editing-cycles>
    <meta:document-statistic meta:table-count="0" meta:image-count="0" meta:object-count="0" meta:page-count="3" meta:paragraph-count="72" meta:word-count="853" meta:character-count="4275"/>
  </office:meta>
</office:document-meta>
</file>